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95cm" fo:min-width="3.94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svg:stroke-color="#000000" draw:fill="none" draw:fill-color="#000000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subtitle">
      <style:graphic-properties draw:fill-color="#ffffff" fo:min-height="12.1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Lab 6: Lord of the File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Jon</text:span><text:span text:style-name="T1">ath</text:span><text:span text:style-name="T1">an </text:span><text:span text:style-name="T1">Ro</text:span><text:span text:style-name="T1">ger</text:span><text:span text:style-name="T1">s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Learning Objectives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Practice File I/O</text:p>
              </text:list-item>
              <text:list-item>
                <text:p>Implement 2D lists </text:p>
              </text:list-item>
              <text:list-item>
                <text:p>Develop code using python’s built in map function to interact with lists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Overview of File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Files are how computers store arbitrary data</text:p>
                <text:list>
                  <text:list-item>
                    <text:p>In Linux everything is a file</text:p>
                  </text:list-item>
                </text:list>
              </text:list-item>
              <text:list-item>
                <text:p>We can use files to store data created by our programs or load information from our files for our program to interact with. </text:p>
                <text:list>
                  <text:list-item>
                    <text:p>Think of saving a word document or opening a word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19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File I/O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General Open Syntax</text:p>
                <text:list>
                  <text:list-header>
                    <text:p>&lt;var&gt; = open(“&lt;file&gt;”, “&lt;mode&gt;”)</text:p>
                  </text:list-header>
                </text:list>
              </text:list-item>
              <text:list-item>
                <text:p text:style-name="P4">&lt;var&gt;: Name of a file object</text:p>
              </text:list-item>
              <text:list-item>
                <text:p text:style-name="P4">&lt;file&gt;: The name of your file as a string</text:p>
              </text:list-item>
              <text:list-item>
                <text:p text:style-name="P4">&lt;mode&gt;: Tells the OS what you want to do with the file</text:p>
                <text:list>
                  <text:list-item>
                    <text:p>We will use r &amp; w for read &amp;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ading from a fil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data_file = open (“data.txt”, “r”)</text:p>
              </text:list-header>
              <text:list-item>
                <text:p>data_file.read()</text:p>
                <text:list>
                  <text:list-item>
                    <text:p>Returns a giant string</text:p>
                  </text:list-item>
                </text:list>
              </text:list-item>
              <text:list-item>
                <text:p>data_file.readline()</text:p>
                <text:list>
                  <text:list-item>
                    <text:p>Reads a single line of the file and saves it’s position</text:p>
                  </text:list-item>
                </text:list>
              </text:list-item>
              <text:list-item>
                <text:p>data_file.close() # ALWAYS USE THIS!!!</text:p>
              </text:list-item>
              <text:list-item>
                <text:p>with open(“data_txt”, ‘r’) as data_file:</text:p>
                <text:list>
                  <text:list-item>
                    <text:p>Technically removes the need to do close but needs exceptions to wor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19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riting to a fil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output_stream = open(“output.txt”, “w”)</text:p>
              </text:list-item>
              <text:list-item>
                <text:p>output_stream.write(&lt;Data&gt;)</text:p>
              </text:list-item>
              <text:list-item>
                <text:p>output_stream.close() # USE THIS</text:p>
                <text:list>
                  <text:list-item>
                    <text:p>Ensures the file is saved prope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4T32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>
          <draw:text-box>
            <text:p>Questions or D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List x List</text:p>
          </draw:text-box>
        </draw:frame>
        <draw:frame presentation:style-name="pr8" draw:text-style-name="P1" draw:layer="layout" svg:width="13.205cm" svg:height="9.134cm" svg:x="1.4cm" svg:y="3.685cm" presentation:class="outline" presentation:user-transformed="true">
          <draw:text-box>
            <text:list text:style-name="L2">
              <text:list-item>
                <text:p>Lists can contain lists</text:p>
              </text:list-item>
              <text:list-item>
                <text:p>Syntax</text:p>
                <text:list>
                  <text:list-item>
                    <text:p>list_name[y][x]</text:p>
                  </text:list-item>
                </text:list>
              </text:list-item>
              <text:list-item>
                <text:p>Nested Demo</text:p>
              </text:list-item>
            </text:list>
          </draw:text-box>
        </draw:frame>
        <draw:custom-shape draw:style-name="gr2" draw:text-style-name="P5" draw:layer="layout" svg:width="4.445cm" svg:height="4.445cm" svg:x="20.32cm" svg:y="5.715cm">
          <text:p text:style-name="P5">Data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0.955cm" svg:y1="5.08cm" svg:x2="22.86cm" svg:y2="5.08cm">
          <text:p/>
        </draw:line>
        <draw:line draw:style-name="gr4" draw:text-style-name="P6" draw:layer="layout" svg:x1="19.685cm" svg:y1="6.35cm" svg:x2="19.685cm" svg:y2="8.255cm">
          <text:p/>
        </draw:line>
        <draw:frame draw:style-name="gr5" draw:text-style-name="P7" draw:layer="layout" svg:width="1.905cm" svg:height="0.962cm" svg:x="18.415cm" svg:y="4.753cm">
          <draw:text-box>
            <text:p>(0,0)</text:p>
          </draw:text-box>
        </draw:frame>
        <draw:line draw:style-name="gr6" draw:text-style-name="P8" draw:layer="layout" svg:x1="19.05cm" svg:y1="9.525cm" svg:x2="23.495cm" svg:y2="9.525cm">
          <text:p/>
        </draw:line>
        <draw:frame draw:style-name="gr5" draw:text-style-name="P7" draw:layer="layout" svg:width="0.635cm" svg:height="0.962cm" svg:x="18.415cm" svg:y="9.198cm">
          <draw:text-box>
            <text:p>y</text:p>
          </draw:text-box>
        </draw:frame>
        <draw:line draw:style-name="gr7" draw:text-style-name="P6" draw:layer="layout" svg:x1="23.495cm" svg:y1="5.08cm" svg:x2="23.495cm" svg:y2="9.525cm">
          <text:p/>
        </draw:line>
        <draw:frame draw:style-name="gr5" draw:text-style-name="P7" draw:layer="layout" svg:width="0.635cm" svg:height="0.962cm" svg:x="23.495cm" svg:y="4.445cm">
          <draw:text-box>
            <text:p>x</text:p>
          </draw:text-box>
        </draw:frame>
        <draw:custom-shape draw:style-name="gr8" draw:text-style-name="P9" draw:layer="layout" svg:width="0.635cm" svg:height="0.635cm" svg:x="23.16cm" svg:y="9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32">
        <office:forms form:automatic-focus="false" form:apply-design-mode="false"/>
        <draw:frame presentation:style-name="pr11" draw:text-style-name="P3" draw:layer="layout" svg:width="25.199cm" svg:height="12.195cm" svg:x="1.4cm" svg:y="0.627cm" presentation:class="subtitle">
          <draw:text-box>
            <text:p>Questions or D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String Splitting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useful built in method for strings</text:p>
              </text:list-item>
              <text:list-item>
                <text:p>Creates a list of substrings based on a delimiter</text:p>
                <text:list>
                  <text:list-header>
                    <text:p>fruits_string = 'apple,orange,banana'</text:p>
                    <text:p>fruits_list = fruits_string.split(',')</text:p>
                    <text:p>print(fruits_list) #prints ['apple', 'orange', 'banana']</text:p>
                  </text:list-header>
                </text:list>
              </text:list-item>
              <text:list-item>
                <text:p>Useful in ml for handling CSVs</text:p>
              </text:list-item>
              <text:list-item>
                <text:p>Useful in cybersecurity for handling Lo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Built In Function: map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ap needs two pieces of information: "What do you want to do each element?" AND "Name of iterable with the elements</text:span>"</text:p>
                <text:list>
                  <text:list-item>
                    <text:p>&lt;iterable&gt;(map(&lt;thing you are doing&gt;, &lt;name of list/tuple/iterable&gt;))</text:p>
                    <text:list>
                      <text:list-item>
                        <text:p>We always want to cast back to the iterable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x = [1,2,3]</text:p>
                      </text:list-item>
                      <text:list-item>
                        <text:p>y = map(lambda z: z+1, x)</text:p>
                      </text:list-item>
                      <text:list-item>
                        <text:p>print(y) #prints &lt;map object at 0x79aab8b4c340&gt;</text:p>
                      </text:list-item>
                      <text:list-item>
                        <text:p>print(list(y)) #prints [2,3,4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10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7T14:24:50.081965957</meta:creation-date>
    <meta:editing-duration>PT4H46M21S</meta:editing-duration>
    <meta:editing-cycles>27</meta:editing-cycles>
    <meta:generator>LibreOffice/7.3.7.2$Linux_X86_64 LibreOffice_project/30$Build-2</meta:generator>
    <dc:title>Beehive</dc:title>
    <dc:date>2025-03-27T08:44:27.803892008</dc:date>
    <meta:document-statistic meta:object-count="187"/>
    <meta:template xlink:type="simple" xlink:actuate="onRequest" xlink:title="Beehive" xlink:href="../../../../../usr/lib/libreoffice/share/template/common/presnt/Beehive.otp" meta:date="2024-10-07T14:24:49.540240744"/>
  </office:meta>
</office:document-meta>
</file>